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5fb9" officeooo:paragraph-rsid="001e5fb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0d082" officeooo:paragraph-rsid="0020d082" style:font-weight-asian="bold" style:font-weight-complex="bold"/>
    </style:style>
    <style:style style:name="P3" style:family="paragraph" style:parent-style-name="Standard" style:list-style-name="L7">
      <style:text-properties style:text-underline-style="solid" style:text-underline-width="auto" style:text-underline-color="font-color" fo:font-weight="bold" officeooo:rsid="0020d082" officeooo:paragraph-rsid="0020d08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233f3" officeooo:paragraph-rsid="002233f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e5fb9" officeooo:paragraph-rsid="001e5fb9" style:font-weight-asian="normal" style:font-weight-complex="normal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normal" officeooo:rsid="001e5fb9" officeooo:paragraph-rsid="001e5fb9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e5fb9" officeooo:paragraph-rsid="001e5fb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5fb9" officeooo:paragraph-rsid="001e5fb9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1e5fb9" officeooo:paragraph-rsid="001e5fb9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1f2f02" officeooo:paragraph-rsid="001f2f02" style:font-weight-asian="normal" style:font-weight-complex="normal"/>
    </style:style>
    <style:style style:name="P11" style:family="paragraph" style:parent-style-name="Standard" style:list-style-name="L4">
      <style:text-properties style:text-underline-style="none" fo:font-weight="normal" officeooo:rsid="0020d082" officeooo:paragraph-rsid="0020d082" style:font-weight-asian="normal" style:font-weight-complex="normal"/>
    </style:style>
    <style:style style:name="P12" style:family="paragraph" style:parent-style-name="Standard">
      <style:text-properties fo:font-style="italic" style:text-underline-style="none" fo:font-weight="normal" officeooo:rsid="001e5fb9" officeooo:paragraph-rsid="001e5fb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style:text-underline-style="none" fo:font-weight="normal" officeooo:rsid="00251167" officeooo:paragraph-rsid="00251167" style:font-style-asian="italic" style:font-weight-asian="normal" style:font-style-complex="italic" style:font-weight-complex="normal"/>
    </style:style>
    <style:style style:name="P14" style:family="paragraph" style:parent-style-name="Standard" style:list-style-name="L6">
      <style:text-properties fo:font-style="normal" style:text-underline-style="none" fo:font-weight="normal" officeooo:rsid="0020d082" officeooo:paragraph-rsid="0020d08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paragraph-rsid="0020d082"/>
    </style:style>
    <style:style style:name="P16" style:family="paragraph" style:parent-style-name="Standard" style:list-style-name="L8">
      <style:text-properties officeooo:paragraph-rsid="0020d082"/>
    </style:style>
    <style:style style:name="P17" style:family="paragraph" style:parent-style-name="Header">
      <style:text-properties officeooo:rsid="001e5fb9" officeooo:paragraph-rsid="001e5fb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f2f02" style:font-style-asian="normal" style:font-style-complex="normal"/>
    </style:style>
    <style:style style:name="T3" style:family="text">
      <style:text-properties fo:font-style="normal" officeooo:rsid="0020d082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0d082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italic" style:text-underline-style="none" fo:font-weight="normal" officeooo:rsid="0020d082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2802c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5116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f2f0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e5fb9" style:font-weight-asian="normal" style:font-weight-complex="normal"/>
    </style:style>
    <style:style style:name="T15" style:family="text">
      <style:text-properties style:text-underline-style="none" fo:font-weight="normal" officeooo:rsid="0020d082" style:font-weight-asian="normal" style:font-weight-complex="normal"/>
    </style:style>
    <style:style style:name="T16" style:family="text">
      <style:text-properties style:text-underline-style="none" fo:font-weight="normal" officeooo:rsid="0022802c" style:font-weight-asian="normal" style:font-weight-complex="normal"/>
    </style:style>
    <style:style style:name="T17" style:family="text">
      <style:text-properties style:text-underline-style="none" fo:font-weight="normal" officeooo:rsid="00251167" style:font-weight-asian="normal" style:font-weight-complex="normal"/>
    </style:style>
    <style:style style:name="T18" style:family="text">
      <style:text-properties officeooo:rsid="002233f3"/>
    </style:style>
    <style:style style:name="T19" style:family="text">
      <style:text-properties officeooo:rsid="00247a1c"/>
    </style:style>
    <style:style style:name="T20" style:family="text">
      <style:text-properties officeooo:rsid="002511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esent: <text:span text:style-name="T1">Andrew, Conor, Ibrahim</text:span><text:span text:style-name="T2">(</text:span><text:span text:style-name="T11">arrived 10.30)</text:span></text:p>
      <text:p text:style-name="P13">Absent: <text:span text:style-name="T1">Vishrut</text:span></text:p>
      <text:p text:style-name="P1"/>
      <text:p text:style-name="P1">Stand-ups:</text:p>
      <text:p text:style-name="P5"/>
      <text:list xml:id="list2637358715" text:style-name="L1">
        <text:list-item>
          <text:p text:style-name="P6">Everyone:</text:p>
          <text:list>
            <text:list-item>
              <text:p text:style-name="P7">Did some form tutorials on Neural Network</text:p>
            </text:list-item>
          </text:list>
        </text:list-item>
      </text:list>
      <text:p text:style-name="P8"/>
      <text:list xml:id="list144136607724759" text:continue-numbering="true" text:style-name="L1">
        <text:list-item>
          <text:p text:style-name="P6">Conor:</text:p>
          <text:list>
            <text:list-item>
              <text:p text:style-name="P7">Completed first draft of full Flappy Satellite game</text:p>
            </text:list-item>
          </text:list>
        </text:list-item>
      </text:list>
      <text:p text:style-name="P8"/>
      <text:p text:style-name="P8"/>
      <text:p text:style-name="P2">Discussed in lab with Viktor:</text:p>
      <text:list xml:id="list237927901" text:style-name="L6">
        <text:list-item>
          <text:p text:style-name="P14">Commit messages should be in more clear detail</text:p>
        </text:list-item>
      </text:list>
      <text:list xml:id="list1257575218" text:style-name="L4">
        <text:list-item>
          <text:p text:style-name="P11">Begin moving artefacts from source code repository to wiki</text:p>
        </text:list-item>
        <text:list-item>
          <text:p text:style-name="P11">Not all issues closed</text:p>
        </text:list-item>
        <text:list-item>
          <text:p text:style-name="P11">Some issues need to be moved into next iteration <text:span text:style-name="T18">milestones</text:span></text:p>
        </text:list-item>
      </text:list>
      <text:p text:style-name="P1"/>
      <text:p text:style-name="P8"/>
      <text:p text:style-name="P1">Completed in Lab today:</text:p>
      <text:list xml:id="list2389537536" text:style-name="L2">
        <text:list-item>
          <text:p text:style-name="P9">Full Snake game proposal</text:p>
          <text:list>
            <text:list-item>
              <text:p text:style-name="P9">Sent Murray both <text:span text:style-name="T20">Game </text:span>proposals</text:p>
            </text:list-item>
          </text:list>
        </text:list-item>
        <text:list-item>
          <text:p text:style-name="P10">Hardware decided on </text:p>
          <text:list>
            <text:list-item>
              <text:p text:style-name="P10">Sent Murray <text:span text:style-name="T20">costing</text:span> proposal</text:p>
              <text:p text:style-name="P10"/>
            </text:list-item>
          </text:list>
        </text:list-item>
      </text:list>
      <text:p text:style-name="P2">Ideas for presentation next week:</text:p>
      <text:list xml:id="list3652581199" text:style-name="L7">
        <text:list-item>
          <text:p text:style-name="P3"><text:span text:style-name="T13">Agenda</text:span></text:p>
        </text:list-item>
        <text:list-item>
          <text:p text:style-name="P3"><text:span text:style-name="T13">PowerPoint</text:span></text:p>
        </text:list-item>
        <text:list-item>
          <text:p text:style-name="P3"><text:span text:style-name="T13">Recap </text:span><text:span text:style-name="T17">at start of meeting (</text:span><text:span text:style-name="T9">For assessment)</text:span></text:p>
        </text:list-item>
        <text:list-item>
          <text:p text:style-name="P3"><text:span text:style-name="T13">Have questions prepared</text:span></text:p>
        </text:list-item>
        <text:list-item>
          <text:p text:style-name="P3"><text:span text:style-name="T13">Demos would be good</text:span></text:p>
        </text:list-item>
      </text:list>
      <text:p text:style-name="P8"/>
      <text:p text:style-name="P1">Deliverables:</text:p>
      <text:list xml:id="list1316455611" text:style-name="L8">
        <text:list-item>
          <text:p text:style-name="P16"><text:span text:style-name="T14">Customer week next week so we need rough prototypes</text:span></text:p>
          <text:list>
            <text:list-item>
              <text:p text:style-name="P16"><text:span text:style-name="T14">Prototype Hardware code needed for Raspberry Pi </text:span><text:span text:style-name="T17">(</text:span><text:span text:style-name="T9">Vishrut)</text:span></text:p>
            </text:list-item>
            <text:list-item>
              <text:p text:style-name="P16"><text:span text:style-name="T14">Pro</text:span><text:span text:style-name="T17">t</text:span><text:span text:style-name="T14">otype Flappy Satellite </text:span><text:span text:style-name="T16">(</text:span><text:span text:style-name="T8">Conor</text:span><text:span text:style-name="T16">)</text:span></text:p>
            </text:list-item>
            <text:list-item>
              <text:p text:style-name="P16"><text:span text:style-name="T14">Prototype Snake Satellite </text:span><text:span text:style-name="T16">(</text:span><text:span text:style-name="T8">Ibrahim</text:span><text:span text:style-name="T16">)</text:span></text:p>
            </text:list-item>
            <text:list-item>
              <text:p text:style-name="P16"><text:span text:style-name="T14">Some semblance of a Neural Network </text:span><text:span text:style-name="T17">(</text:span><text:span text:style-name="T9">Andrew)</text:span><text:span text:style-name="T14"> </text:span></text:p>
              <text:p text:style-name="P16"><text:span text:style-name="T14"/></text:p>
            </text:list-item>
          </text:list>
        </text:list-item>
        <text:list-item>
          <text:p text:style-name="P16"><text:span text:style-name="T15">Refactor wiki to move artefacts over </text:span><text:span text:style-name="T17">from repository</text:span><text:span text:style-name="T15"> (</text:span><text:span text:style-name="T7">Conor)</text:span></text:p>
          <text:p text:style-name="P16"><text:span text:style-name="T7"/></text:p>
        </text:list-item>
        <text:list-item>
          <text:p text:style-name="P16"><text:span text:style-name="T5">Produce documents for customer meeting (</text:span><text:span text:style-name="T7">Andrew</text:span><text:span text:style-name="T5">)</text:span></text:p>
        </text:list-item>
      </text:list>
      <text:p text:style-name="P15"><text:span text:style-name="T5"/></text:p>
      <text:p text:style-name="P4"><text:span text:style-name="T3">N</text:span><text:span text:style-name="T1">ext Meeting:</text:span><text:span text:style-name="T6"> <text:s/></text:span><text:span text:style-name="T4">Monday in Systems la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5fb9" officeooo:paragraph-rsid="001e5f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b Session Minutes - 7/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15:30.231240178</meta:creation-date>
    <dc:date>2018-11-07T14:41:35.295297174</dc:date>
    <meta:editing-duration>PT36M16S</meta:editing-duration>
    <meta:editing-cycles>1</meta:editing-cycles>
    <meta:document-statistic meta:table-count="0" meta:image-count="0" meta:object-count="0" meta:page-count="1" meta:paragraph-count="36" meta:word-count="188" meta:character-count="1080" meta:non-whitespace-character-count="949"/>
    <meta:generator>LibreOffice/6.0.6.2$Linux_X86_64 LibreOffice_project/00m0$Build-2</meta:generator>
  </office:meta>
</office:document-meta>
</file>